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168f10"/>
    </style:style>
    <style:style style:name="T1" style:family="text">
      <style:text-properties officeooo:rsid="00168f10"/>
    </style:style>
    <style:style style:name="T2" style:family="text">
      <style:text-properties officeooo:rsid="0016b75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Qu’est-ce qu’OVHcloud ? </text:h>
      <text:p text:style-name="P1">En tant que leader européen du cloud, <text:span text:style-name="T1">OVH</text:span> fourni des solutions de cloud public et privé, d’hébergement mutualisé et de serveurs dédiés dans 140 pays à travers le globe. </text:p>
      <text:p text:style-name="P1"/>
      <text:p text:style-name="P1"><text:span text:style-name="T2">Ils</text:span> propo<text:span text:style-name="T2">sent</text:span> également à <text:span text:style-name="T2">leurs</text:span> clientes et clients l’enregistrement de noms de domaine, de la téléphonie, ainsi que de l’accès à Internet. Créé en 1999, OVHcloud est une entreprise française présente dans le monde entier, grâce à la localisation internationale de ses datacenters et points de présence.</text:p>
      <text:p text:style-name="Standard"/>
      <text:p text:style-name="Text_20_body">Le monde évolue et les données prennent une place de plus en plus importante dans nos vies personnelles, sociales et professionnelles. Afin de répondre aux besoins qu’implique cette omniprésence des informations, OVHcloud a à cœur de proposer des solutions pertinentes. Celles-ci permettent à chaque personne d’obtenir une infrastructure à la hauteur de ses ambitions, grâce à une intégration des enjeux environnementaux et des coûts maîtrisables. <text:span text:style-name="T2">Ils</text:span> évolu<text:span text:style-name="T2">ent</text:span> également dans un écosystème actif, dans lequel l’ensemble des actrices et acteurs contribuent au succès de <text:span text:style-name="T2">leurs</text:span> services en mettant à profit leur expertise. <text:span text:style-name="T2">Ils</text:span> répond<text:span text:style-name="T2">ent</text:span> ainsi aux attentes de <text:span text:style-name="T2">leur</text:span> communauté, tout en partageant des valeurs communes.</text:p>
      <text:p text:style-name="Text_20_body">Cette ambition, <text:span text:style-name="T2">est</text:span> tradui<text:span text:style-name="T2">t </text:span>dans chacune de <text:span text:style-name="T2">leurs</text:span> solutions. <text:span text:style-name="T2">Ils</text:span> cré<text:span text:style-name="T2">ent</text:span> a<text:span text:style-name="T2">insi</text:span> un univers de confiance permettant à toutes et tous d’innover.</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3T08:32:31.573589842</meta:creation-date>
    <dc:date>2022-09-23T09:03:07.033870276</dc:date>
    <meta:editing-duration>PT19M34S</meta:editing-duration>
    <meta:editing-cycles>3</meta:editing-cycles>
    <meta:generator>LibreOffice/7.3.5.2$Linux_X86_64 LibreOffice_project/30$Build-2</meta:generator>
    <meta:document-statistic meta:table-count="0" meta:image-count="0" meta:object-count="0" meta:page-count="1" meta:paragraph-count="5" meta:word-count="206" meta:character-count="1349" meta:non-whitespace-character-count="1146"/>
  </office:meta>
</office:document-meta>
</file>